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9cb9" officeooo:paragraph-rsid="000f9cb9"/>
    </style:style>
    <style:style style:name="P2" style:family="paragraph" style:parent-style-name="Standard">
      <style:text-properties officeooo:rsid="00119a05" officeooo:paragraph-rsid="00119a05"/>
    </style:style>
    <style:style style:name="P3" style:family="paragraph" style:parent-style-name="Standard">
      <style:text-properties fo:font-weight="bold" officeooo:rsid="000f9cb9" officeooo:paragraph-rsid="000f9cb9" style:font-weight-asian="bold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officeooo:rsid="000f9cb9" officeooo:paragraph-rsid="000f9cb9" style:font-style-asian="italic" style:font-style-complex="italic"/>
    </style:style>
    <style:style style:name="P5" style:family="paragraph" style:parent-style-name="Standard">
      <style:text-properties fo:font-weight="normal" officeooo:rsid="00119a05" officeooo:paragraph-rsid="00119a05" style:font-weight-asian="normal" style:font-weight-complex="normal"/>
    </style:style>
    <style:style style:name="P6" style:family="paragraph" style:parent-style-name="Standard">
      <style:text-properties fo:font-weight="normal" officeooo:rsid="00125fb9" officeooo:paragraph-rsid="00125fb9" style:font-weight-asian="normal" style:font-weight-complex="normal"/>
    </style:style>
    <style:style style:name="P7" style:family="paragraph" style:parent-style-name="Standard">
      <style:text-properties officeooo:rsid="000f9cb9" officeooo:paragraph-rsid="000f9cb9"/>
    </style:style>
    <style:style style:name="P8" style:family="paragraph" style:parent-style-name="Standard">
      <style:text-properties fo:font-style="italic" officeooo:rsid="000f9cb9" officeooo:paragraph-rsid="00167a50" style:font-style-asian="italic" style:font-style-complex="italic"/>
    </style:style>
    <style:style style:name="P9" style:family="paragraph" style:parent-style-name="Standard">
      <style:text-properties fo:font-weight="bold" officeooo:rsid="000f9cb9" officeooo:paragraph-rsid="000f9cb9" style:font-weight-asian="bold" style:font-weight-complex="bold"/>
    </style:style>
    <style:style style:name="P10" style:family="paragraph" style:parent-style-name="Standard">
      <style:text-properties fo:font-weight="normal" officeooo:rsid="00125fb9" officeooo:paragraph-rsid="000f9cb9" style:font-weight-asian="normal" style:font-weight-complex="normal"/>
    </style:style>
    <style:style style:name="P11" style:family="paragraph" style:parent-style-name="Standard">
      <style:text-properties fo:font-weight="normal" officeooo:rsid="00125fb9" officeooo:paragraph-rsid="00167a50" style:font-weight-asian="normal" style:font-weight-complex="normal"/>
    </style:style>
    <style:style style:name="P12" style:family="paragraph" style:parent-style-name="Standard">
      <style:text-properties fo:font-weight="normal" officeooo:rsid="00119a05" officeooo:paragraph-rsid="00167a50" style:font-weight-asian="normal" style:font-weight-complex="normal"/>
    </style:style>
    <style:style style:name="T1" style:family="text">
      <style:text-properties officeooo:rsid="00153c4b"/>
    </style:style>
    <style:style style:name="T2" style:family="text">
      <style:text-properties officeooo:rsid="00167a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énario Nominale :</text:p>
      <text:p text:style-name="P1"/>
      <text:p text:style-name="P1">1. L’un des joueurs (a ou b) lance le jeu</text:p>
      <text:p text:style-name="P1"/>
      <text:p text:style-name="P1"><text:span text:style-name="T2">2</text:span>. Le système enregistre le choix de la taille du plateau</text:p>
      <text:p text:style-name="P1"><text:span text:style-name="T2">3</text:span>. Le système demande le nom du joueur a</text:p>
      <text:p text:style-name="P1"><text:span text:style-name="T2">4</text:span>. Le joueur a entre son nom</text:p>
      <text:p text:style-name="P1"><text:span text:style-name="T2">5</text:span>. Le système enregistre le nom et assigne la couleur noir au joueur a</text:p>
      <text:p text:style-name="P1"><text:span text:style-name="T2">6</text:span>. Le système demande le nom du joueur b</text:p>
      <text:p text:style-name="P1"><text:span text:style-name="T2">7</text:span>. Le joueur b entre son nom</text:p>
      <text:p text:style-name="P1"><text:span text:style-name="T2">8</text:span>. Le système enregistre le nom et assigne la couleur blanche au joueur b</text:p>
      <text:p text:style-name="P1"/>
      <text:p text:style-name="P1"><text:span text:style-name="T2">9</text:span>. Le système affiche l’état du plateau, le nom du joueur dont c’est le tour de jouer et le nombre de pions</text:p>
      <text:p text:style-name="P1">1<text:span text:style-name="T2">0</text:span>. Le joueur choisi la case sur laquelle il veut jouer <text:span text:style-name="T1">ou passer</text:span></text:p>
      <text:p text:style-name="P1">1<text:span text:style-name="T2">1</text:span>. Le système passe au tour du joueur suivant</text:p>
      <text:p text:style-name="P1">1<text:span text:style-name="T2">2</text:span>. Le système vérifie si il existes encore des mouvements valides pour le joueur en cour</text:p>
      <text:p text:style-name="P1">1<text:span text:style-name="T2">3</text:span>. Si c’est non, il vérifie si il existe encore des mouvements valides pour le joueur suivant</text:p>
      <text:p text:style-name="P8"/>
      <text:p text:style-name="P8"/>
      <text:p text:style-name="P8">(répétition <text:span text:style-name="T2">de 9 à 14</text:span>)</text:p>
      <text:p text:style-name="P1"/>
      <text:p text:style-name="P1"/>
      <text:p text:style-name="P1">1<text:span text:style-name="T2">4</text:span>. Si aucun coup n’est valide le Système arrête la partie</text:p>
      <text:p text:style-name="P1">1<text:span text:style-name="T2">5</text:span>. Le système compare le nombre de pion de chaque joueur</text:p>
      <text:p text:style-name="P1">1<text:span text:style-name="T2">6</text:span>. Le système enregistre comme gagnant le joueur avec le plus de pion de sa couleur</text:p>
      <text:p text:style-name="P1"><text:span text:style-name="T2">17</text:span>. Le système affiche le résultat et propose de rejouer ou arrêter</text:p>
      <text:p text:style-name="P1"><text:span text:style-name="T2">18</text:span>. Le joueur choisie de ne pas rejouer</text:p>
      <text:p text:style-name="P1"><text:span text:style-name="T2">19</text:span>. Le système affiche toutes les parties gagnées et perdues par chaque joueur</text:p>
      <text:p text:style-name="P1"/>
      <text:p text:style-name="P1"/>
      <text:p text:style-name="P3">Extension :</text:p>
      <text:p text:style-name="P3"/>
      <text:p text:style-name="P12">1a. Le joueur entre une commande erronée </text:p>
      <text:p text:style-name="P12"><text:tab/>1. le système affiche un message d’erreur et affiche la liste des commande possible</text:p>
      <text:p text:style-name="P12"><text:tab/>2. retour au point 1 du scénario nominale</text:p>
      <text:p text:style-name="P1"/>
      <text:p text:style-name="P2"><text:span text:style-name="T2">4</text:span>a. Le joueur entre une chaîne vide (n’écrit rien)</text:p>
      <text:p text:style-name="P2"><text:tab/>1. retour au point 4 du scénario nominale</text:p>
      <text:p text:style-name="P2"/>
      <text:p text:style-name="P2"><text:span text:style-name="T2">6</text:span>a. Le deuxième joueur entre une chaîne vide</text:p>
      <text:p text:style-name="P2"><text:tab/>1. retour au point <text:span text:style-name="T2">6</text:span></text:p>
      <text:p text:style-name="P2"/>
      <text:p text:style-name="P2">1<text:span text:style-name="T2">0</text:span>a. Le joueur choisie de jouer un coup invalide et le système le vérifie comme tel</text:p>
      <text:p text:style-name="P2"><text:tab/>1. Le système indique au joueur qui a choisie son coup qu’il est invalide</text:p>
      <text:p text:style-name="P2"><text:tab/>2. retour au point 11 du scénario nominale</text:p>
      <text:p text:style-name="P2"/>
      <text:p text:style-name="P2">1<text:span text:style-name="T2">5</text:span>a. Les deux joueur ont exactement le même nombre de pion</text:p>
      <text:p text:style-name="P2"><text:tab/>1. Le système <text:s/>enregistre comme résultat « Ex-quo »</text:p>
      <text:p text:style-name="P2"><text:tab/>2. retour au point 20 du scénario nominale</text:p>
      <text:p text:style-name="P1"/>
      <text:p text:style-name="P1"><text:span text:style-name="T2">17</text:span>a. Un joueur décide de rejouer </text:p>
      <text:p text:style-name="P1"><text:soft-page-break/><text:tab/>1. retour au point <text:span text:style-name="T2">9</text:span> du scénario nominale</text:p>
      <text:p text:style-name="P10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9T22:17:41.726000000</meta:creation-date>
    <dc:date>2023-03-08T16:36:20.799000000</dc:date>
    <meta:editing-duration>PT3H2M40S</meta:editing-duration>
    <meta:editing-cycles>5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37" meta:word-count="378" meta:character-count="1965" meta:non-whitespace-character-count="1612"/>
  </office:meta>
</office:document-meta>
</file>